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1"/>
    <style:style style:name="ce4" style:family="table-cell" style:parent-style-name="Default" style:data-style-name="N109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2" table:default-cell-style-name="ce2"/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R (ns)</text:p>
          </table:table-cell>
          <table:table-cell office:value-type="string" calcext:value-type="string">
            <text:p>F (ns)</text:p>
          </table:table-cell>
          <table:table-cell office:value-type="string" calcext:value-type="string">
            <text:p>C (ns)</text:p>
          </table:table-cell>
          <table:table-cell/>
          <table:table-cell office:value-type="string" calcext:value-type="string">
            <text:p>R0 + T*(n-1) (ns)</text:p>
          </table:table-cell>
          <table:table-cell office:value-type="string" calcext:value-type="string">
            <text:p>Jitter (ns)</text:p>
          </table:table-cell>
          <table:table-cell/>
          <table:table-cell office:value-type="string" calcext:value-type="string">
            <text:p>T (ns)</text:p>
          </table:table-cell>
          <table:table-cell office:value-type="string" calcext:value-type="string">
            <text:p>Jitter (ns)</text:p>
          </table:table-cell>
          <table:table-cell/>
          <table:table-cell office:value-type="string" calcext:value-type="string">
            <text:p>Interrupt Diff</text:p>
          </table:table-cell>
          <table:table-cell office:value-type="string" calcext:value-type="string">
            <text:p>sigma (n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67556" calcext:value-type="float">
            <text:p>3267556</text:p>
          </table:table-cell>
          <table:table-cell office:value-type="float" office:value="3844799" calcext:value-type="float">
            <text:p>3844799</text:p>
          </table:table-cell>
          <table:table-cell table:formula="of:=[.D2]-[.C2]" office:value-type="float" office:value="577243" calcext:value-type="float">
            <text:p>577243</text:p>
          </table:table-cell>
          <table:table-cell/>
          <table:table-cell table:formula="of:=[.$C$2]+10^9/1024*([.$B2]-1)" office:value-type="float" office:value="3267556" calcext:value-type="float">
            <text:p>3267556,0</text:p>
          </table:table-cell>
          <table:table-cell table:formula="of:=[.G2]-[.C2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]-[.$E$3]" office:value-type="float" office:value="119989" calcext:value-type="float">
            <text:p>119989</text:p>
          </table:table-cell>
          <table:table-cell table:formula="of:=[.C2]-[.$C$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244759" calcext:value-type="float">
            <text:p>4244759</text:p>
          </table:table-cell>
          <table:table-cell office:value-type="float" office:value="4702013" calcext:value-type="float">
            <text:p>4702013</text:p>
          </table:table-cell>
          <table:table-cell table:formula="of:=[.D3]-[.C3]" office:value-type="float" office:value="457254" calcext:value-type="float">
            <text:p>457254</text:p>
          </table:table-cell>
          <table:table-cell/>
          <table:table-cell table:formula="of:=[.$C$2]+10^9/1024*([.$B3]-1)" office:value-type="float" office:value="4244118.5" calcext:value-type="float">
            <text:p>4244118,5</text:p>
          </table:table-cell>
          <table:table-cell table:formula="of:=[.G3]-[.C3]" office:value-type="float" office:value="-640.5" calcext:value-type="float">
            <text:p>-640,5</text:p>
          </table:table-cell>
          <table:table-cell/>
          <table:table-cell table:formula="of:=[.C3]-[.C2]" office:value-type="float" office:value="977203" calcext:value-type="float">
            <text:p>977203</text:p>
          </table:table-cell>
          <table:table-cell table:formula="of:=[.J3]-10^9/1024" office:value-type="float" office:value="640.5" calcext:value-type="float">
            <text:p>640,5</text:p>
          </table:table-cell>
          <table:table-cell/>
          <table:table-cell table:formula="of:=[.E3]-[.$E$3]" office:value-type="float" office:value="0" calcext:value-type="float">
            <text:p>0</text:p>
          </table:table-cell>
          <table:table-cell table:formula="of:=[.C3]-[.$C$2]" office:value-type="float" office:value="977203" calcext:value-type="float">
            <text:p>9772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217961" calcext:value-type="float">
            <text:p>5217961</text:p>
          </table:table-cell>
          <table:table-cell office:value-type="float" office:value="5675215" calcext:value-type="float">
            <text:p>5675215</text:p>
          </table:table-cell>
          <table:table-cell table:formula="of:=[.D4]-[.C4]" office:value-type="float" office:value="457254" calcext:value-type="float">
            <text:p>457254</text:p>
          </table:table-cell>
          <table:table-cell/>
          <table:table-cell table:formula="of:=[.$C$2]+10^9/1024*([.$B4]-1)" office:value-type="float" office:value="5220681" calcext:value-type="float">
            <text:p>5220681,0</text:p>
          </table:table-cell>
          <table:table-cell table:formula="of:=[.G4]-[.C4]" office:value-type="float" office:value="2720" calcext:value-type="float">
            <text:p>2720</text:p>
          </table:table-cell>
          <table:table-cell/>
          <table:table-cell table:formula="of:=[.C4]-[.C3]" office:value-type="float" office:value="973202" calcext:value-type="float">
            <text:p>973202</text:p>
          </table:table-cell>
          <table:table-cell table:formula="of:=[.J4]-10^9/1024" office:value-type="float" office:value="-3360.5" calcext:value-type="float">
            <text:p>-3360,5</text:p>
          </table:table-cell>
          <table:table-cell/>
          <table:table-cell table:formula="of:=[.E4]-[.$E$3]" office:value-type="float" office:value="0" calcext:value-type="float">
            <text:p>0</text:p>
          </table:table-cell>
          <table:table-cell table:formula="of:=[.C4]-[.$C$2]" office:value-type="float" office:value="1950405" calcext:value-type="float">
            <text:p>19504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195163" calcext:value-type="float">
            <text:p>6195163</text:p>
          </table:table-cell>
          <table:table-cell office:value-type="float" office:value="6652417" calcext:value-type="float">
            <text:p>6652417</text:p>
          </table:table-cell>
          <table:table-cell table:formula="of:=[.D5]-[.C5]" office:value-type="float" office:value="457254" calcext:value-type="float">
            <text:p>457254</text:p>
          </table:table-cell>
          <table:table-cell/>
          <table:table-cell table:formula="of:=[.$C$2]+10^9/1024*([.$B5]-1)" office:value-type="float" office:value="6197243.5" calcext:value-type="float">
            <text:p>6197243,5</text:p>
          </table:table-cell>
          <table:table-cell table:formula="of:=[.G5]-[.C5]" office:value-type="float" office:value="2080.5" calcext:value-type="float">
            <text:p>2080,5</text:p>
          </table:table-cell>
          <table:table-cell/>
          <table:table-cell table:formula="of:=[.C5]-[.C4]" office:value-type="float" office:value="977202" calcext:value-type="float">
            <text:p>977202</text:p>
          </table:table-cell>
          <table:table-cell table:formula="of:=[.J5]-10^9/1024" office:value-type="float" office:value="639.5" calcext:value-type="float">
            <text:p>639,5</text:p>
          </table:table-cell>
          <table:table-cell/>
          <table:table-cell table:formula="of:=[.E5]-[.$E$3]" office:value-type="float" office:value="0" calcext:value-type="float">
            <text:p>0</text:p>
          </table:table-cell>
          <table:table-cell table:formula="of:=[.C5]-[.$C$2]" office:value-type="float" office:value="2927607" calcext:value-type="float">
            <text:p>29276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172365" calcext:value-type="float">
            <text:p>7172365</text:p>
          </table:table-cell>
          <table:table-cell office:value-type="float" office:value="7629619" calcext:value-type="float">
            <text:p>7629619</text:p>
          </table:table-cell>
          <table:table-cell table:formula="of:=[.D6]-[.C6]" office:value-type="float" office:value="457254" calcext:value-type="float">
            <text:p>457254</text:p>
          </table:table-cell>
          <table:table-cell/>
          <table:table-cell table:formula="of:=[.$C$2]+10^9/1024*([.$B6]-1)" office:value-type="float" office:value="7173806" calcext:value-type="float">
            <text:p>7173806,0</text:p>
          </table:table-cell>
          <table:table-cell table:formula="of:=[.G6]-[.C6]" office:value-type="float" office:value="1441" calcext:value-type="float">
            <text:p>1441</text:p>
          </table:table-cell>
          <table:table-cell/>
          <table:table-cell table:formula="of:=[.C6]-[.C5]" office:value-type="float" office:value="977202" calcext:value-type="float">
            <text:p>977202</text:p>
          </table:table-cell>
          <table:table-cell table:formula="of:=[.J6]-10^9/1024" office:value-type="float" office:value="639.5" calcext:value-type="float">
            <text:p>639,5</text:p>
          </table:table-cell>
          <table:table-cell/>
          <table:table-cell table:formula="of:=[.E6]-[.$E$3]" office:value-type="float" office:value="0" calcext:value-type="float">
            <text:p>0</text:p>
          </table:table-cell>
          <table:table-cell table:formula="of:=[.C6]-[.$C$2]" office:value-type="float" office:value="3904809" calcext:value-type="float">
            <text:p>39048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149567" calcext:value-type="float">
            <text:p>8149567</text:p>
          </table:table-cell>
          <table:table-cell office:value-type="float" office:value="8606821" calcext:value-type="float">
            <text:p>8606821</text:p>
          </table:table-cell>
          <table:table-cell table:formula="of:=[.D7]-[.C7]" office:value-type="float" office:value="457254" calcext:value-type="float">
            <text:p>457254</text:p>
          </table:table-cell>
          <table:table-cell/>
          <table:table-cell table:formula="of:=[.$C$2]+10^9/1024*([.$B7]-1)" office:value-type="float" office:value="8150368.5" calcext:value-type="float">
            <text:p>8150368,5</text:p>
          </table:table-cell>
          <table:table-cell table:formula="of:=[.G7]-[.C7]" office:value-type="float" office:value="801.5" calcext:value-type="float">
            <text:p>801,5</text:p>
          </table:table-cell>
          <table:table-cell/>
          <table:table-cell table:formula="of:=[.C7]-[.C6]" office:value-type="float" office:value="977202" calcext:value-type="float">
            <text:p>977202</text:p>
          </table:table-cell>
          <table:table-cell table:formula="of:=[.J7]-10^9/1024" office:value-type="float" office:value="639.5" calcext:value-type="float">
            <text:p>639,5</text:p>
          </table:table-cell>
          <table:table-cell/>
          <table:table-cell table:formula="of:=[.E7]-[.$E$3]" office:value-type="float" office:value="0" calcext:value-type="float">
            <text:p>0</text:p>
          </table:table-cell>
          <table:table-cell table:formula="of:=[.C7]-[.$C$2]" office:value-type="float" office:value="4882011" calcext:value-type="float">
            <text:p>4882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124103" calcext:value-type="float">
            <text:p>9124103</text:p>
          </table:table-cell>
          <table:table-cell office:value-type="float" office:value="9581357" calcext:value-type="float">
            <text:p>9581357</text:p>
          </table:table-cell>
          <table:table-cell table:formula="of:=[.D8]-[.C8]" office:value-type="float" office:value="457254" calcext:value-type="float">
            <text:p>457254</text:p>
          </table:table-cell>
          <table:table-cell/>
          <table:table-cell table:formula="of:=[.$C$2]+10^9/1024*([.$B8]-1)" office:value-type="float" office:value="9126931" calcext:value-type="float">
            <text:p>9126931,0</text:p>
          </table:table-cell>
          <table:table-cell table:formula="of:=[.G8]-[.C8]" office:value-type="float" office:value="2828" calcext:value-type="float">
            <text:p>2828</text:p>
          </table:table-cell>
          <table:table-cell/>
          <table:table-cell table:formula="of:=[.C8]-[.C7]" office:value-type="float" office:value="974536" calcext:value-type="float">
            <text:p>974536</text:p>
          </table:table-cell>
          <table:table-cell table:formula="of:=[.J8]-10^9/1024" office:value-type="float" office:value="-2026.5" calcext:value-type="float">
            <text:p>-2026,5</text:p>
          </table:table-cell>
          <table:table-cell/>
          <table:table-cell table:formula="of:=[.E8]-[.$E$3]" office:value-type="float" office:value="0" calcext:value-type="float">
            <text:p>0</text:p>
          </table:table-cell>
          <table:table-cell table:formula="of:=[.C8]-[.$C$2]" office:value-type="float" office:value="5856547" calcext:value-type="float">
            <text:p>5856547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R (ns)</text:p>
          </table:table-cell>
          <table:table-cell office:value-type="string" calcext:value-type="string">
            <text:p>F (ns)</text:p>
          </table:table-cell>
          <table:table-cell office:value-type="string" calcext:value-type="string">
            <text:p>C (ns)</text:p>
          </table:table-cell>
          <table:table-cell/>
          <table:table-cell office:value-type="string" calcext:value-type="string">
            <text:p>R0 + T*(n-1) (ns)</text:p>
          </table:table-cell>
          <table:table-cell office:value-type="string" calcext:value-type="string">
            <text:p>Jitter (ns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eenOF-1</text:p>
          </table:table-cell>
          <table:table-cell office:value-type="float" office:value="0" calcext:value-type="float">
            <text:p>0</text:p>
          </table:table-cell>
          <table:table-cell office:value-type="float" office:value="502224485" calcext:value-type="float">
            <text:p>502224485</text:p>
          </table:table-cell>
          <table:table-cell office:value-type="float" office:value="502681739" calcext:value-type="float">
            <text:p>502681739</text:p>
          </table:table-cell>
          <table:table-cell table:formula="of:=[.D12]-[.C12]" office:value-type="float" office:value="457254" calcext:value-type="float">
            <text:p>457254</text:p>
          </table:table-cell>
          <table:table-cell/>
          <table:table-cell table:formula="of:=[.$C$12]+10^9/1024*([.$B12])" office:value-type="float" office:value="502224485" calcext:value-type="float">
            <text:p>502224485,0</text:p>
          </table:table-cell>
          <table:table-cell table:formula="of:=[.G12]-[.C12]" office:value-type="float" office:value="0" calcext:value-type="float">
            <text:p>0</text:p>
          </table:table-cell>
          <table:table-cell table:number-columns-repeated="4"/>
          <table:table-cell table:formula="of:=[.E12]-[.$E$3]" office:value-type="float" office:value="0" calcext:value-type="float">
            <text:p>0</text:p>
          </table:table-cell>
          <table:table-cell table:formula="of:=[.C12]-[.$C$2]" office:value-type="float" office:value="498956929" calcext:value-type="float">
            <text:p>4989569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OF</text:p>
          </table:table-cell>
          <table:table-cell office:value-type="float" office:value="1" calcext:value-type="float">
            <text:p>1</text:p>
          </table:table-cell>
          <table:table-cell office:value-type="float" office:value="503201687" calcext:value-type="float">
            <text:p>503201687</text:p>
          </table:table-cell>
          <table:table-cell office:value-type="float" office:value="503728268" calcext:value-type="float">
            <text:p>503728268</text:p>
          </table:table-cell>
          <table:table-cell table:formula="of:=[.D13]-[.C13]" office:value-type="float" office:value="526581" calcext:value-type="float">
            <text:p>526581</text:p>
          </table:table-cell>
          <table:table-cell/>
          <table:table-cell table:formula="of:=[.$C$12]+10^9/1024*([.$B13])" office:value-type="float" office:value="503201047.5" calcext:value-type="float">
            <text:p>503201047,5</text:p>
          </table:table-cell>
          <table:table-cell table:formula="of:=[.G13]-[.C13]" office:value-type="float" office:value="-639.5" calcext:value-type="float">
            <text:p>-639,5</text:p>
          </table:table-cell>
          <table:table-cell/>
          <table:table-cell table:formula="of:=[.C13]-[.C12]" office:value-type="float" office:value="977202" calcext:value-type="float">
            <text:p>977202</text:p>
          </table:table-cell>
          <table:table-cell table:formula="of:=[.J13]-10^9/1024" office:value-type="float" office:value="639.5" calcext:value-type="float">
            <text:p>639,5</text:p>
          </table:table-cell>
          <table:table-cell/>
          <table:table-cell table:formula="of:=[.E13]-[.$E$3]" office:value-type="float" office:value="69327" calcext:value-type="float">
            <text:p>69327</text:p>
          </table:table-cell>
          <table:table-cell table:formula="of:=[.C13]-[.$C$2]" office:value-type="float" office:value="499934131" calcext:value-type="float">
            <text:p>4999341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OF+1</text:p>
          </table:table-cell>
          <table:table-cell office:value-type="float" office:value="2" calcext:value-type="float">
            <text:p>2</text:p>
          </table:table-cell>
          <table:table-cell office:value-type="float" office:value="504174890" calcext:value-type="float">
            <text:p>504174890</text:p>
          </table:table-cell>
          <table:table-cell office:value-type="float" office:value="504632144" calcext:value-type="float">
            <text:p>504632144</text:p>
          </table:table-cell>
          <table:table-cell table:formula="of:=[.D14]-[.C14]" office:value-type="float" office:value="457254" calcext:value-type="float">
            <text:p>457254</text:p>
          </table:table-cell>
          <table:table-cell/>
          <table:table-cell table:formula="of:=[.$C$12]+10^9/1024*([.$B14])" office:value-type="float" office:value="504177610" calcext:value-type="float">
            <text:p>504177610,0</text:p>
          </table:table-cell>
          <table:table-cell table:formula="of:=[.G14]-[.C14]" office:value-type="float" office:value="2720" calcext:value-type="float">
            <text:p>2720</text:p>
          </table:table-cell>
          <table:table-cell/>
          <table:table-cell table:formula="of:=[.C14]-[.C13]" office:value-type="float" office:value="973203" calcext:value-type="float">
            <text:p>973203</text:p>
          </table:table-cell>
          <table:table-cell table:formula="of:=[.J14]-10^9/1024" office:value-type="float" office:value="-3359.5" calcext:value-type="float">
            <text:p>-3359,5</text:p>
          </table:table-cell>
          <table:table-cell/>
          <table:table-cell table:formula="of:=[.E14]-[.$E$3]" office:value-type="float" office:value="0" calcext:value-type="float">
            <text:p>0</text:p>
          </table:table-cell>
          <table:table-cell table:formula="of:=[.C14]-[.$C$2]" office:value-type="float" office:value="500907334" calcext:value-type="float">
            <text:p>500907334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R (ns)</text:p>
          </table:table-cell>
          <table:table-cell office:value-type="string" calcext:value-type="string">
            <text:p>F (ns)</text:p>
          </table:table-cell>
          <table:table-cell office:value-type="string" calcext:value-type="string">
            <text:p>C (ns)</text:p>
          </table:table-cell>
          <table:table-cell table:style-name="ce2"/>
          <table:table-cell office:value-type="string" calcext:value-type="string">
            <text:p>Pending (ns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reenOff-1</text:p>
          </table:table-cell>
          <table:table-cell office:value-type="float" office:value="1503065949" calcext:value-type="float">
            <text:p>1503065949</text:p>
          </table:table-cell>
          <table:table-cell office:value-type="float" office:value="2143447194" calcext:value-type="float">
            <text:p>2143447194</text:p>
          </table:table-cell>
          <table:table-cell table:formula="of:=[.D17]-[.C17]" office:value-type="float" office:value="640381245" calcext:value-type="float">
            <text:p>640381245</text:p>
          </table:table-cell>
          <table:table-cell table:formula="of:=[.F18]-[.$L$29]" office:value-type="float" office:value="2141578666.5" calcext:value-type="float">
            <text:p>2141578666,5</text:p>
          </table:table-cell>
          <table:table-cell table:style-name="ce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GreenOff</text:p>
          </table:table-cell>
          <table:table-cell office:value-type="float" office:value="2143453860" calcext:value-type="float">
            <text:p>2143453860</text:p>
          </table:table-cell>
          <table:table-cell office:value-type="float" office:value="2143911114" calcext:value-type="float">
            <text:p>2143911114</text:p>
          </table:table-cell>
          <table:table-cell table:formula="of:=[.D18]-[.C18]" office:value-type="float" office:value="457254" calcext:value-type="float">
            <text:p>457254</text:p>
          </table:table-cell>
          <table:table-cell table:formula="of:=[.F19]-[.$L$29]" office:value-type="float" office:value="2142555229" calcext:value-type="float">
            <text:p>2142555229</text:p>
          </table:table-cell>
          <table:table-cell table:style-name="ce3" table:formula="of:=[.C18]-[.D17]" office:value-type="float" office:value="6666" calcext:value-type="float">
            <text:p>666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reenOff+1</text:p>
          </table:table-cell>
          <table:table-cell office:value-type="float" office:value="2143917780" calcext:value-type="float">
            <text:p>2143917780</text:p>
          </table:table-cell>
          <table:table-cell office:value-type="float" office:value="2144375034" calcext:value-type="float">
            <text:p>2144375034</text:p>
          </table:table-cell>
          <table:table-cell table:formula="of:=[.D19]-[.C19]" office:value-type="float" office:value="457254" calcext:value-type="float">
            <text:p>457254</text:p>
          </table:table-cell>
          <table:table-cell table:formula="of:=[.F20]-[.$L$29]" office:value-type="float" office:value="2143531791.5" calcext:value-type="float">
            <text:p>2143531791,5</text:p>
          </table:table-cell>
          <table:table-cell table:style-name="ce3" table:formula="of:=[.C19]-[.D18]" office:value-type="float" office:value="6666" calcext:value-type="float">
            <text:p>666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reenOff+2</text:p>
          </table:table-cell>
          <table:table-cell office:value-type="float" office:value="2144508354" calcext:value-type="float">
            <text:p>2144508354</text:p>
          </table:table-cell>
          <table:table-cell office:value-type="float" office:value="2144965608" calcext:value-type="float">
            <text:p>2144965608</text:p>
          </table:table-cell>
          <table:table-cell table:formula="of:=[.D20]-[.C20]" office:value-type="float" office:value="457254" calcext:value-type="float">
            <text:p>457254</text:p>
          </table:table-cell>
          <table:table-cell table:formula="of:=[.C20]" office:value-type="float" office:value="2144508354" calcext:value-type="float">
            <text:p>2144508354</text:p>
          </table:table-cell>
          <table:table-cell table:style-name="ce3" table:formula="of:=[.C20]-[.D19]" office:value-type="float" office:value="133320" calcext:value-type="float">
            <text:p>133320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3"/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ouble1</text:p>
          </table:table-cell>
          <table:table-cell/>
          <table:table-cell office:value-type="float" office:value="1003131818" calcext:value-type="float">
            <text:p>1003131818</text:p>
          </table:table-cell>
          <table:table-cell office:value-type="float" office:value="1003709061" calcext:value-type="float">
            <text:p>1003709061</text:p>
          </table:table-cell>
          <table:table-cell table:formula="of:=[.D23]-[.C23]" office:value-type="float" office:value="577243" calcext:value-type="float">
            <text:p>577243</text:p>
          </table:table-cell>
          <table:table-cell table:number-columns-repeated="8"/>
          <table:table-cell table:formula="of:=[.C23]-[.$C$2]" office:value-type="float" office:value="999864262" calcext:value-type="float">
            <text:p>9998642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</text:p>
          </table:table-cell>
          <table:table-cell/>
          <table:table-cell office:value-type="float" office:value="1503065949" calcext:value-type="float">
            <text:p>1503065949</text:p>
          </table:table-cell>
          <table:table-cell office:value-type="float" office:value="2143447194" calcext:value-type="float">
            <text:p>2143447194</text:p>
          </table:table-cell>
          <table:table-cell table:formula="of:=[.D24]-[.C24]" office:value-type="float" office:value="640381245" calcext:value-type="float">
            <text:p>640381245</text:p>
          </table:table-cell>
          <table:table-cell table:number-columns-repeated="7"/>
          <table:table-cell table:formula="of:=[.E24]-[.$E$3]" office:value-type="float" office:value="639923991" calcext:value-type="float">
            <text:p>639923991</text:p>
          </table:table-cell>
          <table:table-cell table:formula="of:=[.C24]-[.$C$2]" office:value-type="float" office:value="1499798393" calcext:value-type="float">
            <text:p>1499798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ble2</text:p>
          </table:table-cell>
          <table:table-cell/>
          <table:table-cell table:style-name="ce1" office:value-type="float" office:value="2641510878" calcext:value-type="float">
            <text:p>2641510878</text:p>
          </table:table-cell>
          <table:table-cell office:value-type="float" office:value="2642088121" calcext:value-type="float">
            <text:p>2642088121</text:p>
          </table:table-cell>
          <table:table-cell table:formula="of:=[.D25]-[.C25]" office:value-type="float" office:value="577243" calcext:value-type="float">
            <text:p>577243</text:p>
          </table:table-cell>
          <table:table-cell table:number-columns-repeated="8"/>
          <table:table-cell table:formula="of:=[.C25]-[.$C$2]" office:value-type="float" office:value="2638243322" calcext:value-type="float">
            <text:p>26382433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ble3</text:p>
          </table:table-cell>
          <table:table-cell/>
          <table:table-cell office:value-type="float" office:value="3641375140" calcext:value-type="float">
            <text:p>3641375140</text:p>
          </table:table-cell>
          <table:table-cell office:value-type="float" office:value="3641952383" calcext:value-type="float">
            <text:p>3641952383</text:p>
          </table:table-cell>
          <table:table-cell table:formula="of:=[.D26]-[.C26]" office:value-type="float" office:value="577243" calcext:value-type="float">
            <text:p>577243</text:p>
          </table:table-cell>
          <table:table-cell table:number-columns-repeated="7"/>
          <table:table-cell table:formula="of:=[.E26]-[.$E$3]" office:value-type="float" office:value="119989" calcext:value-type="float">
            <text:p>119989</text:p>
          </table:table-cell>
          <table:table-cell table:formula="of:=[.C26]-[.$C$2]" office:value-type="float" office:value="3638107584" calcext:value-type="float">
            <text:p>3638107584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3"/>
          <table:table-cell office:value-type="string" calcext:value-type="string">
            <text:p>32Khz (T ns)</text:p>
          </table:table-cell>
          <table:table-cell/>
          <table:table-cell table:formula="of:=10^9/32/10^3" office:value-type="float" office:value="31250" calcext:value-type="float">
            <text:p>31250</text:p>
          </table:table-cell>
          <table:table-cell office:value-type="string" calcext:value-type="string">
            <text:p>ns</text:p>
          </table:table-cell>
          <table:table-cell/>
        </table:table-row>
        <table:table-row table:style-name="ro1">
          <table:table-cell table:number-columns-repeated="4"/>
          <table:table-cell table:formula="of:=[.E6]/[.L29]" office:value-type="float" office:value="0.468228096" calcext:value-type="float">
            <text:p>0,468228096</text:p>
          </table:table-cell>
          <table:table-cell table:number-columns-repeated="5"/>
          <table:table-cell office:value-type="string" calcext:value-type="string">
            <text:p>1024Hz (T ns)</text:p>
          </table:table-cell>
          <table:table-cell table:formula="of:=10^9/1024" office:value-type="float" office:value="976562.5" calcext:value-type="float">
            <text:p>976562,5</text:p>
          </table:table-cell>
          <table:table-cell/>
          <table:table-cell office:value-type="string" calcext:value-type="string">
            <text:p>1024Hz (T ns)</text:p>
          </table:table-cell>
          <table:table-cell table:formula="of:=10^9/1024" office:value-type="float" office:value="976562.5" calcext:value-type="float">
            <text:p>976562,5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ns per cycle:</text:p>
          </table:table-cell>
          <table:table-cell table:formula="of:=10^9/(32*10^3)" office:value-type="float" office:value="31250" calcext:value-type="float">
            <text:p>31250</text:p>
          </table:table-cell>
          <table:table-cell/>
          <table:table-cell table:style-name="ce4"/>
          <table:table-cell table:style-name="ce4" table:formula="of:=[.J3]/[.$O$29]" office:value-type="float" office:value="1.000655872" calcext:value-type="float">
            <text:p>1,001</text:p>
          </table:table-cell>
          <table:table-cell table:formula="of:=[.J3]/[.$P$28]" office:value-type="float" office:value="31.270496" calcext:value-type="float">
            <text:p>31,270496</text:p>
          </table:table-cell>
          <table:table-cell/>
          <table:table-cell office:value-type="string" calcext:value-type="string">
            <text:p>I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T_approx (ns):</text:p>
          </table:table-cell>
          <table:table-cell table:formula="of:=32*[.L30]" office:value-type="float" office:value="1000000" calcext:value-type="float">
            <text:p>1000000</text:p>
          </table:table-cell>
          <table:table-cell/>
          <table:table-cell table:style-name="ce4"/>
          <table:table-cell table:style-name="ce4" table:formula="of:=[.J4]/[.$O$29]" office:value-type="float" office:value="0.996558848" calcext:value-type="float">
            <text:p>0,997</text:p>
          </table:table-cell>
          <table:table-cell table:formula="of:=[.J4]/[.$P$28]" office:value-type="float" office:value="31.142464" calcext:value-type="float">
            <text:p>31,142464</text:p>
          </table:table-cell>
          <table:table-cell table:formula="of:=[.P31]+[.P32]+[.P33]+[.P34]-31*4" office:value-type="float" office:value="0.953856000000002" calcext:value-type="float">
            <text:p>0,953856</text:p>
          </table:table-cell>
          <table:table-cell/>
        </table:table-row>
        <table:table-row table:style-name="ro1">
          <table:table-cell table:number-columns-repeated="11"/>
          <table:table-cell table:formula="of:=[.E2]/[.L30]" office:value-type="float" office:value="18.471776" calcext:value-type="float">
            <text:p>18,471776</text:p>
          </table:table-cell>
          <table:table-cell/>
          <table:table-cell table:style-name="ce4" table:formula="of:=SUM([.O31:.O34])" office:value-type="float" office:value="3.998523392" calcext:value-type="float">
            <text:p>3,999</text:p>
          </table:table-cell>
          <table:table-cell table:style-name="ce4" table:formula="of:=[.J5]/[.$O$29]" office:value-type="float" office:value="1.000654848" calcext:value-type="float">
            <text:p>1,001</text:p>
          </table:table-cell>
          <table:table-cell table:formula="of:=[.J5]/[.$P$28]" office:value-type="float" office:value="31.270464" calcext:value-type="float">
            <text:p>31,2704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*c</text:p>
          </table:table-cell>
          <table:table-cell office:value-type="string" calcext:value-type="string">
            <text:p>T_major</text:p>
          </table:table-cell>
          <table:table-cell table:number-columns-repeated="6"/>
          <table:table-cell table:formula="of:=[.E3]/[.L30]" office:value-type="float" office:value="14.632128" calcext:value-type="float">
            <text:p>14,632128</text:p>
          </table:table-cell>
          <table:table-cell/>
          <table:table-cell table:style-name="ce4"/>
          <table:table-cell table:style-name="ce4" table:formula="of:=[.J6]/[.$O$29]" office:value-type="float" office:value="1.000654848" calcext:value-type="float">
            <text:p>1,001</text:p>
          </table:table-cell>
          <table:table-cell table:formula="of:=[.J6]/[.$P$28]" office:value-type="float" office:value="31.270464" calcext:value-type="float">
            <text:p>31,2704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4" calcext:value-type="float">
            <text:p>2044</text:p>
          </table:table-cell>
          <table:table-cell table:formula="of:=[.E3]" office:value-type="float" office:value="457254" calcext:value-type="float">
            <text:p>457254</text:p>
          </table:table-cell>
          <table:table-cell table:formula="of:=[.C34]*[.B34]" office:value-type="float" office:value="934627176" calcext:value-type="float">
            <text:p>934627176</text:p>
          </table:table-cell>
          <table:table-cell table:formula="of:=[.N25]" office:value-type="float" office:value="2638243322" calcext:value-type="float">
            <text:p>2638243322</text:p>
          </table:table-cell>
          <table:table-cell table:number-columns-repeated="5"/>
          <table:table-cell office:value-type="string" calcext:value-type="string">
            <text:p>cycle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/>
          <table:table-cell table:style-name="ce4" table:formula="of:=[.J7]/[.$O$29]" office:value-type="float" office:value="1.000654848" calcext:value-type="float">
            <text:p>1,001</text:p>
          </table:table-cell>
          <table:table-cell table:formula="of:=[.J7]/[.$P$28]" office:value-type="float" office:value="31.270464" calcext:value-type="float">
            <text:p>31,2704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E13]" office:value-type="float" office:value="526581" calcext:value-type="float">
            <text:p>526581</text:p>
          </table:table-cell>
          <table:table-cell table:formula="of:=[.C35]*[.B35]" office:value-type="float" office:value="526581" calcext:value-type="float">
            <text:p>526581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cycle2</text:p>
          </table:table-cell>
          <table:table-cell table:formula="of:=[.L34]+[.L$30]" office:value-type="float" office:value="31250" calcext:value-type="float">
            <text:p>31250</text:p>
          </table:table-cell>
          <table:table-cell table:number-columns-repeated="2"/>
          <table:table-cell table:formula="of:=[.J8]/[.$O$29]" office:value-type="float" office:value="0.997924864" calcext:value-type="float">
            <text:p>0,997924864</text:p>
          </table:table-cell>
          <table:table-cell table:formula="of:=[.J8]/[.$P$28]" office:value-type="float" office:value="31.185152" calcext:value-type="float">
            <text:p>31,1851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E23]" office:value-type="float" office:value="577243" calcext:value-type="float">
            <text:p>577243</text:p>
          </table:table-cell>
          <table:table-cell table:formula="of:=[.C36]*[.B36]" office:value-type="float" office:value="1154486" calcext:value-type="float">
            <text:p>1154486</text:p>
          </table:table-cell>
          <table:table-cell table:formula="of:=SUM([.D34:.D37])/[.E34]" office:value-type="float" office:value="0.597628533673211" calcext:value-type="float">
            <text:p>0,5976285337</text:p>
          </table:table-cell>
          <table:table-cell table:number-columns-repeated="5"/>
          <table:table-cell office:value-type="string" calcext:value-type="string">
            <text:p>cycle1</text:p>
          </table:table-cell>
          <table:table-cell table:formula="of:=[.L35]+[.L$30]" office:value-type="float" office:value="62500" calcext:value-type="float">
            <text:p>62500</text:p>
          </table:table-cell>
          <table:table-cell table:number-columns-repeated="2"/>
          <table:table-cell table:formula="of:=[.J12]/[.$O$29]" office:value-type="float" office:value="0" calcext:value-type="float">
            <text:p>0</text:p>
          </table:table-cell>
          <table:table-cell table:formula="of:=[.J12]/[.$P$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E24]" office:value-type="float" office:value="640381245" calcext:value-type="float">
            <text:p>640381245</text:p>
          </table:table-cell>
          <table:table-cell table:formula="of:=[.C37]*[.B37]" office:value-type="float" office:value="640381245" calcext:value-type="float">
            <text:p>640381245</text:p>
          </table:table-cell>
          <table:table-cell table:number-columns-repeated="6"/>
          <table:table-cell office:value-type="string" calcext:value-type="string">
            <text:p>cycle2</text:p>
          </table:table-cell>
          <table:table-cell table:formula="of:=[.L36]+[.L$30]" office:value-type="float" office:value="93750" calcext:value-type="float">
            <text:p>93750</text:p>
          </table:table-cell>
          <table:table-cell table:number-columns-repeated="2"/>
          <table:table-cell table:formula="of:=[.J13]/[.$O$29]" office:value-type="float" office:value="1.000654848" calcext:value-type="float">
            <text:p>1,000654848</text:p>
          </table:table-cell>
          <table:table-cell table:formula="of:=[.J13]/[.$P$28]" office:value-type="float" office:value="31.270464" calcext:value-type="float">
            <text:p>31,27046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cycle1</text:p>
          </table:table-cell>
          <table:table-cell table:formula="of:=[.L37]+[.L$30]" office:value-type="float" office:value="125000" calcext:value-type="float">
            <text:p>125000</text:p>
          </table:table-cell>
          <table:table-cell table:number-columns-repeated="2"/>
          <table:table-cell table:formula="of:=[.J14]/[.$O$29]" office:value-type="float" office:value="0.996559872" calcext:value-type="float">
            <text:p>0,996559872</text:p>
          </table:table-cell>
          <table:table-cell table:formula="of:=[.J14]/[.$P$28]" office:value-type="float" office:value="31.142496" calcext:value-type="float">
            <text:p>31,14249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cycle2</text:p>
          </table:table-cell>
          <table:table-cell table:formula="of:=[.L38]+[.L$30]" office:value-type="float" office:value="156250" calcext:value-type="float">
            <text:p>156250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Cycle 30</text:p>
          </table:table-cell>
          <table:table-cell table:formula="of:=30*[.L$30]" office:value-type="float" office:value="937500" calcext:value-type="float">
            <text:p>937500</text:p>
          </table:table-cell>
          <table:table-cell table:formula="of:=10^9/1024" office:value-type="float" office:value="976562.5" calcext:value-type="float">
            <text:p>976562,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Cycle 31</text:p>
          </table:table-cell>
          <table:table-cell table:formula="of:=31*[.L$30]" office:value-type="float" office:value="968750" calcext:value-type="float">
            <text:p>968750</text:p>
          </table:table-cell>
          <table:table-cell table:formula="of:=10^9/1024" office:value-type="float" office:value="976562.5" calcext:value-type="float">
            <text:p>976562,5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Cycle 32</text:p>
          </table:table-cell>
          <table:table-cell table:formula="of:=32*[.L$30]" office:value-type="float" office:value="1000000" calcext:value-type="float">
            <text:p>1000000</text:p>
          </table:table-cell>
          <table:table-cell table:formula="of:=10^9/1024" office:value-type="float" office:value="976562.5" calcext:value-type="float">
            <text:p>976562,5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table:number-columns-repeated="11"/>
          <table:table-cell table:formula="of:=33*[.L$30]" office:value-type="float" office:value="1031250" calcext:value-type="float">
            <text:p>1031250</text:p>
          </table:table-cell>
          <table:table-cell table:number-columns-repeated="6"/>
        </table:table-row>
        <table:table-row table:style-name="ro1" table:number-rows-repeated="104853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-00-0000</text:date>, <text:time style:data-style-name="N2" text:time-value="16:48:50.319252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2:11:50.516749776</meta:creation-date>
    <dc:date>2016-02-23T17:06:50.456331003</dc:date>
    <meta:editing-duration>PT23M48S</meta:editing-duration>
    <meta:editing-cycles>2</meta:editing-cycles>
    <meta:generator>LibreOffice/4.2.8.2$Linux_X86_64 LibreOffice_project/420m0$Build-2</meta:generator>
    <meta:document-statistic meta:table-count="2" meta:cell-count="243" meta:object-count="0"/>
  </office:meta>
</office:document-meta>
</file>